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923de" officeooo:paragraph-rsid="000923de"/>
    </style:style>
    <style:style style:name="P2" style:family="paragraph" style:parent-style-name="Standard">
      <style:paragraph-properties fo:text-align="end" style:justify-single-word="false"/>
      <style:text-properties style:font-name="Ubuntu" officeooo:rsid="000923de" officeooo:paragraph-rsid="000923de"/>
    </style:style>
    <style:style style:name="P3" style:family="paragraph" style:parent-style-name="Standard">
      <style:text-properties style:font-name="Ubuntu" fo:font-size="26pt" officeooo:rsid="000923de" officeooo:paragraph-rsid="000923de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style:font-name="Ubuntu" officeooo:rsid="000a3e2f" officeooo:paragraph-rsid="000a3e2f"/>
    </style:style>
    <style:style style:name="P5" style:family="paragraph" style:parent-style-name="Text_20_body">
      <style:text-properties officeooo:paragraph-rsid="000b59e2"/>
    </style:style>
    <style:style style:name="P6" style:family="paragraph" style:parent-style-name="Text_20_body">
      <style:text-properties style:font-name="Ubuntu" officeooo:rsid="000b59e2" officeooo:paragraph-rsid="000b59e2"/>
    </style:style>
    <style:style style:name="P7" style:family="paragraph" style:parent-style-name="Text_20_body">
      <style:text-properties style:font-name="Ubuntu" officeooo:rsid="000b59e2" officeooo:paragraph-rsid="001ab9e0"/>
    </style:style>
    <style:style style:name="P8" style:family="paragraph" style:parent-style-name="Text_20_body">
      <style:text-properties style:font-name="Ubuntu" fo:font-size="10pt" officeooo:rsid="000b59e2" officeooo:paragraph-rsid="000b59e2" style:font-size-asian="10pt" style:font-size-complex="10pt"/>
    </style:style>
    <style:style style:name="P9" style:family="paragraph" style:parent-style-name="Text_20_body">
      <style:text-properties style:font-name="Ubuntu" fo:font-size="10pt" officeooo:rsid="000b59e2" officeooo:paragraph-rsid="00153246" style:font-size-asian="10pt" style:font-size-complex="10pt"/>
    </style:style>
    <style:style style:name="P10" style:family="paragraph" style:parent-style-name="Text_20_body">
      <style:text-properties style:font-name="Ubuntu" fo:font-size="10pt" officeooo:rsid="000b59e2" officeooo:paragraph-rsid="001ab9e0" style:font-size-asian="10pt" style:font-size-complex="10pt"/>
    </style:style>
    <style:style style:name="P11" style:family="paragraph" style:parent-style-name="Text_20_body">
      <style:text-properties style:font-name="Ubuntu" fo:font-size="10pt" officeooo:rsid="001eb7e0" officeooo:paragraph-rsid="001eb7e0" style:font-size-asian="10pt" style:font-size-complex="10pt"/>
    </style:style>
    <style:style style:name="P12" style:family="paragraph" style:parent-style-name="Text_20_body" style:list-style-name="L1">
      <style:text-properties style:font-name="Ubuntu" fo:font-size="10pt" officeooo:rsid="001eb7e0" officeooo:paragraph-rsid="001eb7e0" style:font-size-asian="10pt" style:font-size-complex="10pt"/>
    </style:style>
    <style:style style:name="P13" style:family="paragraph" style:parent-style-name="Text_20_body">
      <style:text-properties style:font-name="Ubuntu" officeooo:rsid="00153246" officeooo:paragraph-rsid="00153246"/>
    </style:style>
    <style:style style:name="P14" style:family="paragraph" style:parent-style-name="Text_20_body">
      <style:text-properties style:font-name="Ubuntu" officeooo:rsid="00153246" officeooo:paragraph-rsid="001ab9e0"/>
    </style:style>
    <style:style style:name="P15" style:family="paragraph" style:parent-style-name="Text_20_body">
      <style:text-properties style:font-name="Ubuntu" officeooo:rsid="001ab9e0" officeooo:paragraph-rsid="001ab9e0"/>
    </style:style>
    <style:style style:name="P16" style:family="paragraph" style:parent-style-name="Text_20_body">
      <style:text-properties officeooo:paragraph-rsid="000df8de"/>
    </style:style>
    <style:style style:name="P17" style:family="paragraph" style:parent-style-name="Text_20_body">
      <style:text-properties style:font-name="Courier New" officeooo:paragraph-rsid="000df8de"/>
    </style:style>
    <style:style style:name="P18" style:family="paragraph" style:parent-style-name="Text_20_body">
      <style:text-properties style:font-name="Courier New" officeooo:paragraph-rsid="00153246"/>
    </style:style>
    <style:style style:name="P19" style:family="paragraph" style:parent-style-name="Text_20_body">
      <style:text-properties style:font-name="Courier New" officeooo:paragraph-rsid="001ab9e0"/>
    </style:style>
    <style:style style:name="P20" style:family="paragraph" style:parent-style-name="Text_20_body">
      <style:text-properties style:font-name="Courier New" fo:font-size="10pt" fo:font-weight="normal" officeooo:rsid="001eb7e0" officeooo:paragraph-rsid="001eb7e0" style:font-size-asian="10pt" style:font-weight-asian="normal" style:font-size-complex="10pt" style:font-weight-complex="normal"/>
    </style:style>
    <style:style style:name="P21" style:family="paragraph" style:parent-style-name="Text_20_body">
      <style:text-properties fo:font-size="10pt" officeooo:paragraph-rsid="000df8de" style:font-size-asian="10pt" style:font-size-complex="10pt"/>
    </style:style>
    <style:style style:name="P22" style:family="paragraph" style:parent-style-name="Text_20_body">
      <style:text-properties fo:font-size="10pt" officeooo:paragraph-rsid="00153246" style:font-size-asian="10pt" style:font-size-complex="10pt"/>
    </style:style>
    <style:style style:name="P23" style:family="paragraph" style:parent-style-name="Text_20_body">
      <style:text-properties fo:font-size="10pt" officeooo:paragraph-rsid="001ab9e0" style:font-size-asian="10pt" style:font-size-complex="10pt"/>
    </style:style>
    <style:style style:name="P24" style:family="paragraph" style:parent-style-name="Text_20_body">
      <style:text-properties officeooo:rsid="001b0693" officeooo:paragraph-rsid="001b0693"/>
    </style:style>
    <style:style style:name="P25" style:family="paragraph" style:parent-style-name="Text_20_body">
      <style:text-properties officeooo:rsid="001b0693" officeooo:paragraph-rsid="001c1ad7"/>
    </style:style>
    <style:style style:name="P26" style:family="paragraph" style:parent-style-name="Text_20_body">
      <style:text-properties fo:font-style="italic" officeooo:rsid="001b0693" officeooo:paragraph-rsid="001b0693" style:font-style-asian="italic" style:font-style-complex="italic"/>
    </style:style>
    <style:style style:name="P27" style:family="paragraph" style:parent-style-name="Text_20_body">
      <style:text-properties officeooo:rsid="001eb7e0" officeooo:paragraph-rsid="001eb7e0"/>
    </style:style>
    <style:style style:name="P28" style:family="paragraph" style:parent-style-name="Text_20_body" style:list-style-name="L1">
      <style:text-properties officeooo:rsid="001eb7e0" officeooo:paragraph-rsid="001eb7e0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break-before="page"/>
      <style:text-properties officeooo:rsid="000b59e2" officeooo:paragraph-rsid="000b59e2"/>
    </style:style>
    <style:style style:name="P32" style:family="paragraph" style:parent-style-name="Heading_20_1">
      <style:paragraph-properties fo:break-before="page"/>
      <style:text-properties officeooo:rsid="001eb7e0" officeooo:paragraph-rsid="001eb7e0"/>
    </style:style>
    <style:style style:name="P33" style:family="paragraph" style:parent-style-name="Heading_20_4">
      <style:text-properties style:font-name="Ubuntu"/>
    </style:style>
    <style:style style:name="P34" style:family="paragraph" style:parent-style-name="Heading_20_4">
      <style:text-properties style:font-name="Ubuntu" officeooo:rsid="000df8de" officeooo:paragraph-rsid="000df8de"/>
    </style:style>
    <style:style style:name="P35" style:family="paragraph" style:parent-style-name="Heading_20_4">
      <style:text-properties style:font-name="Ubuntu" officeooo:rsid="000df8de" officeooo:paragraph-rsid="00153246"/>
    </style:style>
    <style:style style:name="P36" style:family="paragraph" style:parent-style-name="Heading_20_4">
      <style:text-properties style:font-name="Ubuntu" officeooo:rsid="000df8de" officeooo:paragraph-rsid="001ab9e0"/>
    </style:style>
    <style:style style:name="P37" style:family="paragraph" style:parent-style-name="Heading_20_4">
      <style:text-properties style:font-name="Ubuntu" officeooo:paragraph-rsid="00153246"/>
    </style:style>
    <style:style style:name="P38" style:family="paragraph" style:parent-style-name="Heading_20_4">
      <style:text-properties style:font-name="Ubuntu" officeooo:paragraph-rsid="001ab9e0"/>
    </style:style>
    <style:style style:name="P3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0" style:family="paragraph" style:parent-style-name="Heading_20_2">
      <style:text-properties officeooo:paragraph-rsid="000b59e2"/>
    </style:style>
    <style:style style:name="P41" style:family="paragraph" style:parent-style-name="Heading_20_2">
      <style:paragraph-properties fo:break-before="page"/>
      <style:text-properties officeooo:paragraph-rsid="00153246"/>
    </style:style>
    <style:style style:name="P42" style:family="paragraph" style:parent-style-name="Heading_20_2">
      <style:paragraph-properties fo:break-before="page"/>
      <style:text-properties officeooo:paragraph-rsid="001ab9e0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df8de"/>
    </style:style>
    <style:style style:name="T2" style:family="text">
      <style:text-properties style:font-name="Ubuntu" officeooo:rsid="000b59e2"/>
    </style:style>
    <style:style style:name="T3" style:family="text">
      <style:text-properties style:font-name="Ubuntu" officeooo:rsid="000df8de"/>
    </style:style>
    <style:style style:name="T4" style:family="text">
      <style:text-properties style:font-name="Ubuntu" officeooo:rsid="0019355a"/>
    </style:style>
    <style:style style:name="T5" style:family="text">
      <style:text-properties style:font-name="Ubuntu" officeooo:rsid="001ab9e0"/>
    </style:style>
    <style:style style:name="T6" style:family="text">
      <style:text-properties style:font-name="Courier New" fo:font-weight="bold" style:font-weight-asian="bold" style:font-weight-complex="bold"/>
    </style:style>
    <style:style style:name="T7" style:family="text">
      <style:text-properties style:font-name="Courier New" fo:font-weight="bold" officeooo:rsid="00169e90" style:font-weight-asian="bold" style:font-weight-complex="bold"/>
    </style:style>
    <style:style style:name="T8" style:family="text">
      <style:text-properties style:font-name="Courier New" fo:font-weight="bold" officeooo:rsid="001ab9e0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1ab9e0" style:font-size-asian="10pt" style:font-size-complex="10pt"/>
    </style:style>
    <style:style style:name="T11" style:family="text">
      <style:text-properties fo:font-size="10pt" fo:font-weight="bold" officeooo:rsid="001ab9e0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0df8de" style:font-size-asian="10pt" style:font-weight-asian="bold" style:font-size-complex="10pt" style:font-weight-complex="bold"/>
    </style:style>
    <style:style style:name="T13" style:family="text">
      <style:text-properties fo:font-size="10pt" fo:font-weight="bold" officeooo:rsid="0019355a" style:font-size-asian="10pt" style:font-weight-asian="bold" style:font-size-complex="10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1ab9e0" style:font-size-asian="10pt" style:font-weight-asian="normal" style:font-size-complex="10pt" style:font-weight-complex="normal"/>
    </style:style>
    <style:style style:name="T16" style:family="text">
      <style:text-properties officeooo:rsid="000f6301"/>
    </style:style>
    <style:style style:name="T17" style:family="text">
      <style:text-properties officeooo:rsid="00153246"/>
    </style:style>
    <style:style style:name="T18" style:family="text">
      <style:text-properties officeooo:rsid="00169e90"/>
    </style:style>
    <style:style style:name="T19" style:family="text">
      <style:text-properties officeooo:rsid="001ab9e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d2a9b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c1ad7" style:font-weight-asian="normal" style:font-weight-complex="normal"/>
    </style:style>
    <style:style style:name="T24" style:family="text">
      <style:text-properties officeooo:rsid="001c1ad7"/>
    </style:style>
    <style:style style:name="T25" style:family="text">
      <style:text-properties officeooo:rsid="001d2a9b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officeooo:rsid="0020e0f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PMKit </text:p>
      <text:p text:style-name="P1">Development RPM testing scrip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uthor: Hendri Schoeman <text:line-break/><text:a xlink:type="simple" xlink:href="mailto:hendri.schoeman@sintrex.com" text:style-name="Internet_20_link" text:visited-style-name="Visited_20_Internet_20_Link">hendri.schoeman@sintrex.com</text:a></text:p>
      <text:p text:style-name="P2"/>
      <text:p text:style-name="P2">v 0.1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9">Table of Contents</text:p>
          </text:index-title>
          <text:p text:style-name="P43"><text:a xlink:type="simple" xlink:href="#__RefHeading___Toc210_156239278" text:style-name="Index_20_Link" text:visited-style-name="Index_20_Link">Introduction<text:tab/>3</text:a></text:p>
          <text:p text:style-name="P43"><text:a xlink:type="simple" xlink:href="#__RefHeading___Toc251_156239278" text:style-name="Index_20_Link" text:visited-style-name="Index_20_Link">Usage<text:tab/>4</text:a></text:p>
          <text:p text:style-name="P43"><text:a xlink:type="simple" xlink:href="#__RefHeading___Toc215_156239278" text:style-name="Index_20_Link" text:visited-style-name="Index_20_Link">Functions<text:tab/>5</text:a></text:p>
          <text:p text:style-name="P30"><text:a xlink:type="simple" xlink:href="#__RefHeading___Toc217_156239278" text:style-name="Index_20_Link" text:visited-style-name="Index_20_Link">randomNumber<text:tab/>5</text:a></text:p>
          <text:p text:style-name="P39"><text:a xlink:type="simple" xlink:href="#__RefHeading___Toc219_156239278" text:style-name="Index_20_Link" text:visited-style-name="Index_20_Link">Description<text:tab/>5</text:a></text:p>
          <text:p text:style-name="P39"><text:a xlink:type="simple" xlink:href="#__RefHeading___Toc221_156239278" text:style-name="Index_20_Link" text:visited-style-name="Index_20_Link">Syntax<text:tab/>5</text:a></text:p>
          <text:p text:style-name="P39"><text:a xlink:type="simple" xlink:href="#__RefHeading___Toc223_156239278" text:style-name="Index_20_Link" text:visited-style-name="Index_20_Link">Parameters<text:tab/>5</text:a></text:p>
          <text:p text:style-name="P39"><text:a xlink:type="simple" xlink:href="#__RefHeading___Toc225_156239278" text:style-name="Index_20_Link" text:visited-style-name="Index_20_Link">Example<text:tab/>5</text:a></text:p>
          <text:p text:style-name="P30"><text:a xlink:type="simple" xlink:href="#__RefHeading___Toc245_156239278" text:style-name="Index_20_Link" text:visited-style-name="Index_20_Link">compareTime<text:tab/>6</text:a></text:p>
          <text:p text:style-name="P39"><text:a xlink:type="simple" xlink:href="#__RefHeading___Toc219_1562392781" text:style-name="Index_20_Link" text:visited-style-name="Index_20_Link">Description<text:tab/>6</text:a></text:p>
          <text:p text:style-name="P39"><text:a xlink:type="simple" xlink:href="#__RefHeading___Toc221_1562392781" text:style-name="Index_20_Link" text:visited-style-name="Index_20_Link">Syntax<text:tab/>6</text:a></text:p>
          <text:p text:style-name="P39"><text:a xlink:type="simple" xlink:href="#__RefHeading___Toc223_1562392781" text:style-name="Index_20_Link" text:visited-style-name="Index_20_Link">Parameters<text:tab/>6</text:a></text:p>
          <text:p text:style-name="P39"><text:a xlink:type="simple" xlink:href="#__RefHeading___Toc225_1562392781" text:style-name="Index_20_Link" text:visited-style-name="Index_20_Link">Example<text:tab/>6</text:a></text:p>
          <text:p text:style-name="P30"><text:a xlink:type="simple" xlink:href="#__RefHeading___Toc247_156239278" text:style-name="Index_20_Link" text:visited-style-name="Index_20_Link">readFile<text:tab/>7</text:a></text:p>
          <text:p text:style-name="P39"><text:a xlink:type="simple" xlink:href="#__RefHeading___Toc219_15623927811" text:style-name="Index_20_Link" text:visited-style-name="Index_20_Link">Description<text:tab/>7</text:a></text:p>
          <text:p text:style-name="P39"><text:a xlink:type="simple" xlink:href="#__RefHeading___Toc221_15623927811" text:style-name="Index_20_Link" text:visited-style-name="Index_20_Link">Syntax<text:tab/>7</text:a></text:p>
          <text:p text:style-name="P39"><text:a xlink:type="simple" xlink:href="#__RefHeading___Toc223_15623927811" text:style-name="Index_20_Link" text:visited-style-name="Index_20_Link">Parameters<text:tab/>7</text:a></text:p>
          <text:p text:style-name="P39"><text:a xlink:type="simple" xlink:href="#__RefHeading___Toc225_15623927811" text:style-name="Index_20_Link" text:visited-style-name="Index_20_Link">Example<text:tab/>7</text:a></text:p>
        </text:index-body>
      </text:table-of-content>
      <text:p text:style-name="P4"/>
      <text:p text:style-name="P4"/>
      <text:p text:style-name="P4"/>
      <text:p text:style-name="P4"/>
      <text:h text:style-name="P31" text:outline-level="1"><text:bookmark-start text:name="__RefHeading___Toc210_156239278"/>Introduction<text:bookmark-end text:name="__RefHeading___Toc210_156239278"/></text:h>
      <text:p text:style-name="P25">This file is in continuous flux as I add more required features to it. It is used mainly to demonstrate RPM capabilities. <text:line-break/><text:line-break/>The source code is also available but I maintain the master copy <text:span text:style-name="T25">of the </text:span><text:span text:style-name="T21">source code </text:span>in my own GIT repository - <text:a xlink:type="simple" xlink:href="https://github.com/techedemic/rpmkit" text:style-name="Internet_20_link" text:visited-style-name="Visited_20_Internet_20_Link"><text:span text:style-name="T24">https://github.com/techedemic/rpmkit</text:span></text:a>. Please ensure that <text:span text:style-name="T20">if </text:span><text:span text:style-name="T22">you make any changes to the application that you have (1) communicated it with me beforehand and (2) provided the source code to me afterwards. </text:span><text:span text:style-name="T23">In other words, use GIT or don’t change anything at all.</text:span></text:p>
      <text:p text:style-name="P24"><text:span text:style-name="T22">Enjoy and feel free to comment.</text:span></text:p>
      <text:p text:style-name="P26"><text:span text:style-name="T22">Hendri Schoeman</text:span></text:p>
      <text:p text:style-name="P26"><text:span text:style-name="T22"/></text:p>
      <text:h text:style-name="P32" text:outline-level="1"><text:bookmark-start text:name="__RefHeading___Toc251_156239278"/>Usage<text:bookmark-end text:name="__RefHeading___Toc251_156239278"/></text:h>
      <text:p text:style-name="P11">The exact usage of each function in the script is provided in the <text:a xlink:type="simple" xlink:href="#3.Functions|outline" text:style-name="Internet_20_link" text:visited-style-name="Visited_20_Internet_20_Link"><text:span text:style-name="T20">Functions</text:span></text:a> section of this document.</text:p>
      <text:p text:style-name="P11">In the zip file provided, there <text:span text:style-name="T27">are</text:span> 3 files:</text:p>
      <text:list xml:id="list8084491852148156760" text:style-name="L1">
        <text:list-item>
          <text:p text:style-name="P12"><text:span text:style-name="T20">rpmkit.pdf</text:span> – This document</text:p>
        </text:list-item>
        <text:list-item>
          <text:p text:style-name="P12"><text:span text:style-name="T20">rpmkit.exe </text:span>– The actual script/executable. This should go in the C:\Sintelligent\RPMScripts\ folder. Depending on your client and installation, this folder might be different. Please ensure you placed the document in the <text:span text:style-name="T20">RPMScripts</text:span> folder relative to your Windows Agent Installation</text:p>
        </text:list-item>
        <text:list-item>
          <text:p text:style-name="P12"><text:span text:style-name="T20">rpmkit.exe.config </text:span>– This is a config file for the script. Edit it and ensure</text:p>
          <text:list>
            <text:list-item>
              <text:p text:style-name="P12">that the PathToScript matches the path where you placed the script executable (rpmkit.exe)</text:p>
            </text:list-item>
            <text:list-item>
              <text:p text:style-name="P12">that the LogLevel is set to either INFO or DEBUG. </text:p>
            </text:list-item>
            <text:list-item>
              <text:p text:style-name="P12">Example data shown below:</text:p>
            </text:list-item>
          </text:list>
        </text:list-item>
      </text:list>
      <text:p text:style-name="P20"><text:tab/>&lt;?xml version="1.0" encoding="utf-8" ?&gt;<text:line-break/><text:tab/>&lt;configuration&gt;<text:line-break/><text:tab/> <text:s/>&lt;startup&gt;<text:line-break/><text:tab/> <text:s text:c="3"/>&lt;supportedRuntime version="v4.0" sku=".NETFramework,Version=v4.5" /&gt;<text:line-break/><text:tab/> <text:s/>&lt;/startup&gt;<text:line-break/><text:tab/> <text:s/>&lt;appSettings&gt;<text:line-break/><text:tab/> <text:s text:c="3"/>&lt;add key="PathToScript" value="<text:span text:style-name="T26">C:\SINTelligent\RPMScripts\</text:span>" /&gt;<text:line-break/><text:tab/> <text:s text:c="3"/>&lt;add key="LogLevel" value="<text:span text:style-name="T26">INFO</text:span>" /&gt;<text:line-break/><text:tab/> <text:s text:c="3"/>&lt;!--Can be either DEBUG or INFO --&gt;<text:line-break/><text:tab/> <text:s/>&lt;/appSettings&gt;<text:line-break/><text:tab/>&lt;/configuration&gt;</text:p>
      <text:p text:style-name="P20"/>
      <text:p text:style-name="P20"/>
      <text:list xml:id="list102418437711766" text:continue-numbering="true" text:style-name="L1">
        <text:list-header>
          <text:p text:style-name="P28"/>
        </text:list-header>
      </text:list>
      <text:p text:style-name="P27"/>
      <text:h text:style-name="P31" text:outline-level="1"><text:bookmark-start text:name="__RefHeading___Toc215_156239278"/>Functions<text:bookmark-end text:name="__RefHeading___Toc215_156239278"/></text:h>
      <text:h text:style-name="P40" text:outline-level="2" text:is-list-header="true"/>
      <text:h text:style-name="P40" text:outline-level="2" text:is-list-header="true"><text:bookmark-start text:name="__RefHeading___Toc217_156239278"/><text:span text:style-name="T16">randomNumber<text:line-break/></text:span><text:bookmark-end text:name="__RefHeading___Toc217_156239278"/></text:h>
      <text:h text:style-name="P33" text:outline-level="4"><text:bookmark-start text:name="__RefHeading___Toc219_156239278"/>Description<text:bookmark-end text:name="__RefHeading___Toc219_156239278"/></text:h>
      <text:p text:style-name="P6"><text:tab/><text:span text:style-name="T9">This function generates a random number in a specified range. This can be used to <text:tab/>demonstrate the ability of Sintelligent to graph values provided by a script</text:span></text:p>
      <text:h text:style-name="P33" text:outline-level="4"><text:bookmark-start text:name="__RefHeading___Toc221_156239278"/>Syntax<text:bookmark-end text:name="__RefHeading___Toc221_156239278"/></text:h>
      <text:p text:style-name="P8"><text:tab/><text:span text:style-name="T6">rpmkit.exe [attribute_number] randomNumber [start_number] [end_number]</text:span></text:p>
      <text:h text:style-name="P33" text:outline-level="4"><text:bookmark-start text:name="__RefHeading___Toc223_156239278"/>Parameters<text:bookmark-end text:name="__RefHeading___Toc223_156239278"/></text:h>
      <text:p text:style-name="P8"><text:tab/>attribute_number – this is assigned by Sintelligent</text:p>
      <text:p text:style-name="P8"><text:tab/>randomNumber – the name of the function in the rpmkit.exe executable</text:p>
      <text:p text:style-name="P8"><text:tab/>start_number – <text:span text:style-name="T1">A number to ‘start’ at when picking a random number</text:span></text:p>
      <text:p text:style-name="P8"><text:tab/><text:span text:style-name="T1">end_number – A number to ‘end’ at when picking a random number</text:span></text:p>
      <text:h text:style-name="P34" text:outline-level="4"><text:bookmark-start text:name="__RefHeading___Toc225_156239278"/>Example<text:bookmark-end text:name="__RefHeading___Toc225_156239278"/></text:h>
      <text:p text:style-name="P17"><text:span text:style-name="T1"><text:tab/></text:span><text:span text:style-name="T12">rpmkit.exe 100001 randomNumber 1 1000</text:span></text:p>
      <text:p text:style-name="P21"><text:span text:style-name="T3"><text:tab/>Result: a random number between 1 and 1000</text:span></text:p>
      <text:p text:style-name="P21"><text:span text:style-name="T2"/></text:p>
      <text:h text:style-name="P41" text:outline-level="2" text:is-list-header="true"><text:bookmark-start text:name="__RefHeading___Toc245_156239278"/><text:span text:style-name="T17">compareTime<text:line-break/></text:span><text:bookmark-end text:name="__RefHeading___Toc245_156239278"/></text:h>
      <text:h text:style-name="P37" text:outline-level="4"><text:bookmark-start text:name="__RefHeading___Toc219_1562392781"/>Description<text:bookmark-end text:name="__RefHeading___Toc219_1562392781"/></text:h>
      <text:p text:style-name="P13"><text:span text:style-name="T9">This function measures the difference, in milliseconds, between the server and an NTP server. This is useful to alert when a servers’ time is drifting.</text:span></text:p>
      <text:h text:style-name="P37" text:outline-level="4"><text:bookmark-start text:name="__RefHeading___Toc221_1562392781"/>Syntax<text:bookmark-end text:name="__RefHeading___Toc221_1562392781"/></text:h>
      <text:p text:style-name="P9"><text:tab/><text:span text:style-name="T6">rpmkit.exe [attribute_number] </text:span><text:span text:style-name="T7">compareTime </text:span><text:span text:style-name="T6">[</text:span><text:span text:style-name="T7">ntp_server_ip</text:span><text:span text:style-name="T6">]</text:span></text:p>
      <text:h text:style-name="P37" text:outline-level="4"><text:bookmark-start text:name="__RefHeading___Toc223_1562392781"/>Parameters<text:bookmark-end text:name="__RefHeading___Toc223_1562392781"/></text:h>
      <text:p text:style-name="P9"><text:tab/>attribute_number – this is assigned by Sintelligent</text:p>
      <text:p text:style-name="P9"><text:tab/><text:span text:style-name="T18">compareTime </text:span>– the name of the function in the rpmkit.exe executable</text:p>
      <text:p text:style-name="P9"><text:tab/><text:span text:style-name="T18">ntp_server_ip </text:span>– <text:span text:style-name="T1">A number to ‘start’ at when picking a random number</text:span></text:p>
      <text:h text:style-name="P35" text:outline-level="4"><text:bookmark-start text:name="__RefHeading___Toc225_1562392781"/>Example<text:bookmark-end text:name="__RefHeading___Toc225_1562392781"/></text:h>
      <text:p text:style-name="P18"><text:span text:style-name="T1"><text:tab/></text:span><text:span text:style-name="T12">rpmkit.exe 10000</text:span><text:span text:style-name="T13">2</text:span><text:span text:style-name="T12"> </text:span><text:span text:style-name="T13">compareTime 10.1.1.10</text:span></text:p>
      <text:p text:style-name="P22"><text:span text:style-name="T3"><text:tab/>Result: a </text:span><text:span text:style-name="T4">value, in milliseconds, indicating the time difference between your server and the <text:s/><text:tab/>specified NTP server</text:span></text:p>
      <text:p text:style-name="P16"><text:span text:style-name="T2"/></text:p>
      <text:p text:style-name="P5"/>
      <text:p text:style-name="P6"/>
      <text:p text:style-name="P6"/>
      <text:h text:style-name="P42" text:outline-level="2" text:is-list-header="true"><text:bookmark-start text:name="__RefHeading___Toc247_156239278"/><text:span text:style-name="T19">readFile<text:line-break/></text:span><text:bookmark-end text:name="__RefHeading___Toc247_156239278"/></text:h>
      <text:h text:style-name="P38" text:outline-level="4"><text:bookmark-start text:name="__RefHeading___Toc219_15623927811"/>Description<text:bookmark-end text:name="__RefHeading___Toc219_15623927811"/></text:h>
      <text:p text:style-name="P14"><text:span text:style-name="T9">This function </text:span><text:span text:style-name="T10">reads a value from a file in the </text:span><text:span text:style-name="T11">results </text:span><text:span text:style-name="T15">folder relative to the script location.</text:span></text:p>
      <text:p text:style-name="P15"><text:span text:style-name="T14">If your script is located in </text:span><text:a xlink:type="simple" xlink:href="../../../../../../../../C:/rpmscripts" text:style-name="Internet_20_link" text:visited-style-name="Visited_20_Internet_20_Link"><text:span text:style-name="T14">C:\rpmscripts</text:span></text:a><text:span text:style-name="T14">, the file needs to be in C:\rpmscripts\results . </text:span></text:p>
      <text:p text:style-name="P15"><text:span text:style-name="T14">If the value in the file is a numerical value, you can also plot it on a performance graph.</text:span></text:p>
      <text:h text:style-name="P38" text:outline-level="4"><text:bookmark-start text:name="__RefHeading___Toc221_15623927811"/>Syntax<text:bookmark-end text:name="__RefHeading___Toc221_15623927811"/></text:h>
      <text:p text:style-name="P10"><text:tab/><text:span text:style-name="T6">rpmkit.exe [attribute_number] </text:span><text:span text:style-name="T8">readFile</text:span><text:span text:style-name="T7"> </text:span><text:span text:style-name="T6">[</text:span><text:span text:style-name="T8">filename</text:span><text:span text:style-name="T6">]</text:span></text:p>
      <text:h text:style-name="P38" text:outline-level="4"><text:bookmark-start text:name="__RefHeading___Toc223_15623927811"/>Parameters<text:bookmark-end text:name="__RefHeading___Toc223_15623927811"/></text:h>
      <text:p text:style-name="P10"><text:tab/>attribute_number – this is assigned by Sintelligent</text:p>
      <text:p text:style-name="P10"><text:tab/><text:span text:style-name="T19">readFile </text:span>– the name of the function in the rpmkit.exe executable</text:p>
      <text:p text:style-name="P10"><text:tab/><text:span text:style-name="T19">filename </text:span>– <text:span text:style-name="T19">the name of the file. The file should be clear text.</text:span></text:p>
      <text:h text:style-name="P36" text:outline-level="4"><text:bookmark-start text:name="__RefHeading___Toc225_15623927811"/>Example<text:bookmark-end text:name="__RefHeading___Toc225_15623927811"/></text:h>
      <text:p text:style-name="P19"><text:span text:style-name="T1"><text:tab/></text:span><text:span text:style-name="T12">rpmkit.exe 10000</text:span><text:span text:style-name="T11">3</text:span><text:span text:style-name="T12"> </text:span><text:span text:style-name="T11">readfile myfile.txt</text:span></text:p>
      <text:p text:style-name="P23"><text:span text:style-name="T3"><text:tab/>Result: </text:span><text:span text:style-name="T5">The value in the file is read and placed into the appropriate .dat file for use by the agent.</text:span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8:51:43.750804576</meta:creation-date>
    <dc:date>2016-12-07T10:16:17.842862454</dc:date>
    <meta:editing-duration>PT1H24M24S</meta:editing-duration>
    <meta:editing-cycles>22</meta:editing-cycles>
    <meta:generator>LibreOffice/5.1.4.2$Linux_X86_64 LibreOffice_project/10m0$Build-2</meta:generator>
    <meta:document-statistic meta:table-count="0" meta:image-count="0" meta:object-count="0" meta:page-count="7" meta:paragraph-count="78" meta:word-count="574" meta:character-count="3835" meta:non-whitespace-character-count="3267"/>
  </office:meta>
</office:document-meta>
</file>